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1">
      <style:paragraph-properties fo:margin-top="0cm" fo:margin-bottom="0cm"/>
    </style:style>
    <style:style style:name="P25" style:family="paragraph" style:parent-style-name="Text_20_body" style:list-style-name="L2">
      <style:paragraph-properties fo:margin-top="0cm" fo:margin-bottom="0cm"/>
    </style:style>
    <style:style style:name="P26" style:family="paragraph" style:parent-style-name="Text_20_body" style:list-style-name="L3">
      <style:paragraph-properties fo:margin-top="0cm" fo:margin-bottom="0cm"/>
    </style:style>
    <style:style style:name="P27" style:family="paragraph" style:parent-style-name="Text_20_body" style:list-style-name="L4">
      <style:paragraph-properties fo:margin-top="0cm" fo:margin-bottom="0cm"/>
    </style:style>
    <style:style style:name="P28" style:family="paragraph" style:parent-style-name="Text_20_body" style:list-style-name="L5">
      <style:paragraph-properties fo:margin-top="0cm" fo:margin-bottom="0cm"/>
    </style:style>
    <style:style style:name="P29" style:family="paragraph" style:parent-style-name="Text_20_body" style:list-style-name="L6">
      <style:paragraph-properties fo:margin-top="0cm" fo:margin-bottom="0cm"/>
    </style:style>
    <style:style style:name="P30" style:family="paragraph" style:parent-style-name="Text_20_body" style:list-style-name="L7">
      <style:paragraph-properties fo:margin-top="0cm" fo:margin-bottom="0cm"/>
    </style:style>
    <style:style style:name="P31" style:family="paragraph" style:parent-style-name="Text_20_body" style:list-style-name="L8">
      <style:paragraph-properties fo:margin-top="0cm" fo:margin-bottom="0cm"/>
    </style:style>
    <style:style style:name="P32" style:family="paragraph" style:parent-style-name="Text_20_body" style:list-style-name="L9">
      <style:paragraph-properties fo:margin-top="0cm" fo:margin-bottom="0cm"/>
    </style:style>
    <style:style style:name="P33" style:family="paragraph" style:parent-style-name="Text_20_body" style:list-style-name="L10">
      <style:paragraph-properties fo:margin-top="0cm" fo:margin-bottom="0cm"/>
    </style:style>
    <style:style style:name="P34" style:family="paragraph" style:parent-style-name="Text_20_body" style:list-style-name="L11">
      <style:paragraph-properties fo:margin-top="0cm" fo:margin-bottom="0cm"/>
    </style:style>
    <style:style style:name="P35" style:family="paragraph" style:parent-style-name="Text_20_body" style:list-style-name="L12">
      <style:paragraph-properties fo:margin-top="0cm" fo:margin-bottom="0cm"/>
    </style:style>
    <style:style style:name="P36" style:family="paragraph" style:parent-style-name="Text_20_body" style:list-style-name="L13">
      <style:paragraph-properties fo:margin-top="0cm" fo:margin-bottom="0cm"/>
    </style:style>
    <style:style style:name="P37" style:family="paragraph" style:parent-style-name="Text_20_body" style:list-style-name="L14">
      <style:paragraph-properties fo:margin-top="0cm" fo:margin-bottom="0cm"/>
    </style:style>
    <style:style style:name="P38" style:family="paragraph" style:parent-style-name="Text_20_body" style:list-style-name="L15">
      <style:paragraph-properties fo:margin-top="0cm" fo:margin-bottom="0cm"/>
    </style:style>
    <style:style style:name="P39" style:family="paragraph" style:parent-style-name="Text_20_body" style:list-style-name="L16">
      <style:paragraph-properties fo:margin-top="0cm" fo:margin-bottom="0cm"/>
    </style:style>
    <style:style style:name="P40" style:family="paragraph" style:parent-style-name="Text_20_body" style:list-style-name="L18">
      <style:paragraph-properties fo:margin-top="0cm" fo:margin-bottom="0cm"/>
    </style:style>
    <style:style style:name="P41" style:family="paragraph" style:parent-style-name="Text_20_body" style:list-style-name="L19">
      <style:paragraph-properties fo:margin-top="0cm" fo:margin-bottom="0cm"/>
    </style:style>
    <style:style style:name="P42" style:family="paragraph" style:parent-style-name="Text_20_body" style:list-style-name="L20">
      <style:paragraph-properties fo:margin-top="0cm" fo:margin-bottom="0cm"/>
    </style:style>
    <style:style style:name="P43" style:family="paragraph" style:parent-style-name="Text_20_body" style:list-style-name="L21">
      <style:paragraph-properties fo:margin-top="0cm" fo:margin-bottom="0cm"/>
    </style:style>
    <style:style style:name="P44" style:family="paragraph" style:parent-style-name="Text_20_body" style:list-style-name="L22">
      <style:paragraph-properties fo:margin-top="0cm" fo:margin-bottom="0cm"/>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fo:font-weight="normal" style:font-weight-asian="normal" style:font-weight-complex="normal"/>
    </style:style>
    <style:style style:name="P47" style:family="paragraph" style:parent-style-name="Preformatted_20_Text">
      <style:paragraph-properties fo:margin-top="0cm" fo:margin-bottom="0.499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how to set the element in the center of the screen vertically and horizontally in CSS </text:p>
      <text:p text:style-name="P45"/>
      <text:p text:style-name="P1">To center an element both vertically and horizontally on the screen using CSS, you can use the following methods. Here's an example for each:</text:p>
      <text:h text:style-name="Heading_20_3" text:outline-level="3">1. Using Flexbox (Recommended)</text:h>
      <text:p text:style-name="Text_20_body">This is the most modern and flexible way to center elements.</text:p>
      <text:p text:style-name="Preformatted_20_Text"><text:span text:style-name="Source_20_Text">html, body {</text:span></text:p>
      <text:p text:style-name="Preformatted_20_Text"><text:span text:style-name="Source_20_Text"><text:s text:c="2"/>height: 100%;</text:span></text:p>
      <text:p text:style-name="Preformatted_20_Text"><text:span text:style-name="Source_20_Text"><text:s text:c="2"/>margin: 0;</text:span></text:p>
      <text:p text:style-name="Preformatted_20_Text"><text:span text:style-name="Source_20_Text"><text:s text:c="2"/>display: flex;</text:span></text:p>
      <text:p text:style-name="Preformatted_20_Text"><text:span text:style-name="Source_20_Text"><text:s text:c="2"/>justify-content: center; /* Horizontally center */</text:span></text:p>
      <text:p text:style-name="Preformatted_20_Text"><text:span text:style-name="Source_20_Text"><text:s text:c="2"/>align-items: center; <text:s text:c="4"/>/* Vertically center */</text:span></text:p>
      <text:p text:style-name="Preformatted_20_Text"><text:span text:style-name="Source_20_Text">}</text:span></text:p>
      <text:p text:style-name="Preformatted_20_Text"/>
      <text:p text:style-name="Preformatted_20_Text"><text:span text:style-name="Source_20_Text">.centered-element {</text:span></text:p>
      <text:p text:style-name="Preformatted_20_Text"><text:span text:style-name="Source_20_Text"><text:s text:c="2"/>width: 200px;</text:span></text:p>
      <text:p text:style-name="Preformatted_20_Text"><text:span text:style-name="Source_20_Text"><text:s text:c="2"/>height: 200px;</text:span></text:p>
      <text:p text:style-name="Preformatted_20_Text"><text:span text:style-name="Source_20_Text"><text:s text:c="2"/>background-color: lightblue;</text:span></text:p>
      <text:p text:style-name="P47"><text:span text:style-name="Source_20_Text">}</text:span></text:p>
      <text:h text:style-name="Heading_20_3" text:outline-level="3">2. Using Grid</text:h>
      <text:p text:style-name="Text_20_body">CSS Grid is another great option for centering elements.</text:p>
      <text:p text:style-name="Preformatted_20_Text"><text:span text:style-name="Source_20_Text">html, body {</text:span></text:p>
      <text:p text:style-name="Preformatted_20_Text"><text:span text:style-name="Source_20_Text"><text:s text:c="2"/>height: 100%;</text:span></text:p>
      <text:p text:style-name="Preformatted_20_Text"><text:span text:style-name="Source_20_Text"><text:s text:c="2"/>margin: 0;</text:span></text:p>
      <text:p text:style-name="Preformatted_20_Text"><text:span text:style-name="Source_20_Text"><text:s text:c="2"/>display: grid;</text:span></text:p>
      <text:p text:style-name="Preformatted_20_Text"><text:span text:style-name="Source_20_Text"><text:s text:c="2"/>place-items: center; /* Shortcut for both horizontal and vertical centering */</text:span></text:p>
      <text:p text:style-name="Preformatted_20_Text"><text:span text:style-name="Source_20_Text">}</text:span></text:p>
      <text:p text:style-name="Preformatted_20_Text"/>
      <text:p text:style-name="Preformatted_20_Text"><text:span text:style-name="Source_20_Text">.centered-element {</text:span></text:p>
      <text:p text:style-name="Preformatted_20_Text"><text:span text:style-name="Source_20_Text"><text:s text:c="2"/>width: 200px;</text:span></text:p>
      <text:p text:style-name="Preformatted_20_Text"><text:span text:style-name="Source_20_Text"><text:s text:c="2"/>height: 200px;</text:span></text:p>
      <text:p text:style-name="Preformatted_20_Text"><text:span text:style-name="Source_20_Text"><text:s text:c="2"/>background-color: lightcoral;</text:span></text:p>
      <text:p text:style-name="P47"><text:span text:style-name="Source_20_Text">}</text:span></text:p>
      <text:h text:style-name="Heading_20_3" text:outline-level="3">3. Using Absolute Positioning</text:h>
      <text:p text:style-name="Text_20_body">This method is slightly older but still works well.</text:p>
      <text:p text:style-name="Preformatted_20_Text"><text:span text:style-name="Source_20_Text">html, body {</text:span></text:p>
      <text:p text:style-name="Preformatted_20_Text"><text:span text:style-name="Source_20_Text"><text:s text:c="2"/>height: 100%;</text:span></text:p>
      <text:p text:style-name="Preformatted_20_Text"><text:span text:style-name="Source_20_Text"><text:s text:c="2"/>margin: 0;</text:span></text:p>
      <text:p text:style-name="Preformatted_20_Text"><text:span text:style-name="Source_20_Text"><text:s text:c="2"/>position: relative;</text:span></text:p>
      <text:p text:style-name="Preformatted_20_Text"><text:span text:style-name="Source_20_Text">}</text:span></text:p>
      <text:p text:style-name="Preformatted_20_Text"/>
      <text:p text:style-name="Preformatted_20_Text"><text:span text:style-name="Source_20_Text">.centered-element {</text:span></text:p>
      <text:p text:style-name="Preformatted_20_Text"><text:span text:style-name="Source_20_Text"><text:s text:c="2"/>position: absolute;</text:span></text:p>
      <text:p text:style-name="Preformatted_20_Text"><text:span text:style-name="Source_20_Text"><text:s text:c="2"/>top: 50%;</text:span></text:p>
      <text:p text:style-name="Preformatted_20_Text"><text:span text:style-name="Source_20_Text"><text:s text:c="2"/>left: 50%;</text:span></text:p>
      <text:p text:style-name="Preformatted_20_Text"><text:span text:style-name="Source_20_Text"><text:s text:c="2"/>transform: translate(-50%, -50%);</text:span></text:p>
      <text:p text:style-name="Preformatted_20_Text"><text:span text:style-name="Source_20_Text"><text:s text:c="2"/>width: 200px;</text:span></text:p>
      <text:p text:style-name="Preformatted_20_Text"><text:span text:style-name="Source_20_Text"><text:s text:c="2"/>height: 200px;</text:span></text:p>
      <text:p text:style-name="Preformatted_20_Text"><text:span text:style-name="Source_20_Text"><text:s text:c="2"/>background-color: lightgreen;</text:span></text:p>
      <text:p text:style-name="P47"><text:span text:style-name="Source_20_Text">}</text:span></text:p>
      <text:h text:style-name="Heading_20_3" text:outline-level="3"><text:soft-page-break/>Example HTML:</text:h>
      <text:p text:style-name="P47"><text:span text:style-name="Source_20_Text">&lt;div class="centered-element"&gt;Centered Content&lt;/div&gt;</text:span></text:p>
      <text:p text:style-name="Text_20_body">Any of these methods will center the element on the screen. Flexbox and Grid are typically preferred for their simplicity and flexibility.</text:p>
      <text:p text:style-name="P45">explain flexbox that any novice can understand and also give example about how it is used </text:p>
      <text:p text:style-name="P45"/>
      <text:p text:style-name="P1">Sure! Let me break it down for you in simple terms.</text:p>
      <text:h text:style-name="Heading_20_3" text:outline-level="3">What is Flexbox?</text:h>
      <text:p text:style-name="Text_20_body">Flexbox (short for <text:span text:style-name="Strong_20_Emphasis">Flexible Box</text:span>) is a layout model in CSS that makes it easy to arrange and align elements in a container. With Flexbox, you can control the layout of your elements both horizontally (left to right) and vertically (top to bottom) with ease.</text:p>
      <text:p text:style-name="Text_20_body">Imagine you have a row of items, like boxes or buttons, and you want to evenly space them, center them, or adjust their size dynamically—Flexbox can do that for you in a very simple way.</text:p>
      <text:h text:style-name="Heading_20_3" text:outline-level="3">How Flexbox Works</text:h>
      <text:p text:style-name="Text_20_body">Flexbox works by applying styles to a <text:span text:style-name="Strong_20_Emphasis">parent container</text:span> (called the flex container) and then to the <text:span text:style-name="Strong_20_Emphasis">child elements</text:span> (called flex items) inside that container.</text:p>
      <text:list xml:id="list6023268652308887377" text:style-name="L1">
        <text:list-item>
          <text:p text:style-name="P24"><text:span text:style-name="Strong_20_Emphasis">Flex container</text:span>: This is the box that holds the flex items. </text:p>
        </text:list-item>
        <text:list-item>
          <text:p text:style-name="P2"><text:span text:style-name="Strong_20_Emphasis">Flex items</text:span>: These are the boxes or elements that are inside the flex container. </text:p>
        </text:list-item>
      </text:list>
      <text:h text:style-name="Heading_20_3" text:outline-level="3">Main Concepts of Flexbox</text:h>
      <text:list xml:id="list4287662454446190831" text:style-name="L2">
        <text:list-item>
          <text:p text:style-name="P3"><text:span text:style-name="Strong_20_Emphasis">Flex Direction</text:span> (<text:span text:style-name="Source_20_Text">flex-direction</text:span>): This defines the direction of the flex items inside the container. It can be:</text:p>
          <text:list>
            <text:list-item>
              <text:p text:style-name="P25"><text:span text:style-name="Source_20_Text">row</text:span>: Aligns items horizontally (default). </text:p>
            </text:list-item>
            <text:list-item>
              <text:p text:style-name="P25"><text:span text:style-name="Source_20_Text">column</text:span>: Aligns items vertically. </text:p>
            </text:list-item>
          </text:list>
        </text:list-item>
        <text:list-item>
          <text:p text:style-name="P3"><text:span text:style-name="Strong_20_Emphasis">Justify Content</text:span> (<text:span text:style-name="Source_20_Text">justify-content</text:span>): This controls how items are spaced along the main axis (the direction of the flex items). It can be:</text:p>
          <text:list>
            <text:list-item>
              <text:p text:style-name="P25"><text:span text:style-name="Source_20_Text">flex-start</text:span>: Aligns items at the beginning. </text:p>
            </text:list-item>
            <text:list-item>
              <text:p text:style-name="P25"><text:span text:style-name="Source_20_Text">center</text:span>: Centers items. </text:p>
            </text:list-item>
            <text:list-item>
              <text:p text:style-name="P25"><text:span text:style-name="Source_20_Text">space-between</text:span>: Places items with equal space between them. </text:p>
            </text:list-item>
            <text:list-item>
              <text:p text:style-name="P25"><text:span text:style-name="Source_20_Text">space-around</text:span>: Places equal space around items. </text:p>
            </text:list-item>
          </text:list>
        </text:list-item>
        <text:list-item>
          <text:p text:style-name="P3"><text:span text:style-name="Strong_20_Emphasis">Align Items</text:span> (<text:span text:style-name="Source_20_Text">align-items</text:span>): This controls how items are aligned along the cross axis (perpendicular to the main axis). It can be:</text:p>
          <text:list>
            <text:list-item>
              <text:p text:style-name="P25"><text:span text:style-name="Source_20_Text">flex-start</text:span>: Aligns items at the top (for vertical direction). </text:p>
            </text:list-item>
            <text:list-item>
              <text:p text:style-name="P25"><text:span text:style-name="Source_20_Text">center</text:span>: Centers items vertically (for vertical direction). </text:p>
            </text:list-item>
            <text:list-item>
              <text:p text:style-name="P25"><text:span text:style-name="Source_20_Text">stretch</text:span>: Stretches items to fill the container. </text:p>
            </text:list-item>
          </text:list>
        </text:list-item>
        <text:list-item>
          <text:p text:style-name="P3"><text:span text:style-name="Strong_20_Emphasis">Align Self</text:span> (<text:span text:style-name="Source_20_Text">align-self</text:span>): This allows individual items to have different alignment from the others.</text:p>
        </text:list-item>
      </text:list>
      <text:p text:style-name="Horizontal_20_Line"/>
      <text:h text:style-name="Heading_20_3" text:outline-level="3"><text:soft-page-break/>Example: Centering a Box in the Middle of the Screen Using Flexbox</text:h>
      <text:p text:style-name="Text_20_body">Let's say you want to center a small box in the middle of the screen. Here's how you can do it with Flexbox.</text:p>
      <text:h text:style-name="Heading_20_3" text:outline-level="3">HTML:</text:h>
      <text:p text:style-name="Preformatted_20_Text"><text:span text:style-name="Source_20_Text">&lt;div class="container"&gt;</text:span></text:p>
      <text:p text:style-name="Preformatted_20_Text"><text:span text:style-name="Source_20_Text"><text:s text:c="2"/>&lt;div class="box"&gt;Centered Box&lt;/div&gt;</text:span></text:p>
      <text:p text:style-name="P47"><text:span text:style-name="Source_20_Text">&lt;/div&gt;</text:span></text:p>
      <text:h text:style-name="Heading_20_3" text:outline-level="3">CSS:</text:h>
      <text:p text:style-name="Preformatted_20_Text"><text:span text:style-name="Source_20_Text">html, body {</text:span></text:p>
      <text:p text:style-name="Preformatted_20_Text"><text:span text:style-name="Source_20_Text"><text:s text:c="2"/>height: 100%; /* Make sure the body takes up the whole screen */</text:span></text:p>
      <text:p text:style-name="Preformatted_20_Text"><text:span text:style-name="Source_20_Text"><text:s text:c="2"/>margin: 0; <text:s text:c="3"/>/* Remove default margin */</text:span></text:p>
      <text:p text:style-name="Preformatted_20_Text"><text:span text:style-name="Source_20_Text">}</text:span></text:p>
      <text:p text:style-name="Preformatted_20_Text"/>
      <text:p text:style-name="Preformatted_20_Text"><text:span text:style-name="Source_20_Text">.container {</text:span></text:p>
      <text:p text:style-name="Preformatted_20_Text"><text:span text:style-name="Source_20_Text"><text:s text:c="2"/>display: flex; <text:s text:c="11"/>/* Turn this div into a flex container */</text:span></text:p>
      <text:p text:style-name="Preformatted_20_Text"><text:span text:style-name="Source_20_Text"><text:s text:c="2"/>justify-content: center; <text:s/>/* Center the items horizontally */</text:span></text:p>
      <text:p text:style-name="Preformatted_20_Text"><text:span text:style-name="Source_20_Text"><text:s text:c="2"/>align-items: center; <text:s text:c="5"/>/* Center the items vertically */</text:span></text:p>
      <text:p text:style-name="Preformatted_20_Text"><text:span text:style-name="Source_20_Text"><text:s text:c="2"/>height: 100vh; <text:s text:c="11"/>/* Make the container take the full viewport height */</text:span></text:p>
      <text:p text:style-name="Preformatted_20_Text"><text:span text:style-name="Source_20_Text">}</text:span></text:p>
      <text:p text:style-name="Preformatted_20_Text"/>
      <text:p text:style-name="Preformatted_20_Text"><text:span text:style-name="Source_20_Text">.box {</text:span></text:p>
      <text:p text:style-name="Preformatted_20_Text"><text:span text:style-name="Source_20_Text"><text:s text:c="2"/>width: 200px; <text:s text:c="12"/>/* Give the box a width */</text:span></text:p>
      <text:p text:style-name="Preformatted_20_Text"><text:span text:style-name="Source_20_Text"><text:s text:c="2"/>height: 200px; <text:s text:c="11"/>/* Give the box a height */</text:span></text:p>
      <text:p text:style-name="Preformatted_20_Text"><text:span text:style-name="Source_20_Text"><text:s text:c="2"/>background-color: lightblue; /* Just for visual appeal */</text:span></text:p>
      <text:p text:style-name="Preformatted_20_Text"><text:span text:style-name="Source_20_Text"><text:s text:c="2"/>text-align: center; <text:s text:c="6"/>/* Center the text inside the box */</text:span></text:p>
      <text:p text:style-name="Preformatted_20_Text"><text:span text:style-name="Source_20_Text"><text:s text:c="2"/>line-height: 200px; <text:s text:c="6"/>/* Center the text vertically inside the box */</text:span></text:p>
      <text:p text:style-name="P47"><text:span text:style-name="Source_20_Text">}</text:span></text:p>
      <text:h text:style-name="Heading_20_3" text:outline-level="3">How This Works:</text:h>
      <text:list xml:id="list8347870803574392455" text:style-name="L3">
        <text:list-item>
          <text:p text:style-name="P26">The <text:span text:style-name="Source_20_Text">.container</text:span> is a flex container (because of <text:span text:style-name="Source_20_Text">display: flex;</text:span>). </text:p>
        </text:list-item>
        <text:list-item>
          <text:p text:style-name="P26"><text:span text:style-name="Source_20_Text">justify-content: center;</text:span> centers the <text:span text:style-name="Source_20_Text">.box</text:span> horizontally inside the <text:span text:style-name="Source_20_Text">.container</text:span>. </text:p>
        </text:list-item>
        <text:list-item>
          <text:p text:style-name="P26"><text:span text:style-name="Source_20_Text">align-items: center;</text:span> centers the <text:span text:style-name="Source_20_Text">.box</text:span> vertically inside the <text:span text:style-name="Source_20_Text">.container</text:span>. </text:p>
        </text:list-item>
        <text:list-item>
          <text:p text:style-name="P26">The <text:span text:style-name="Source_20_Text">.container</text:span> has a <text:span text:style-name="Source_20_Text">height: 100vh;</text:span> so it takes up the full height of the screen. </text:p>
        </text:list-item>
        <text:list-item>
          <text:p text:style-name="P4">The <text:span text:style-name="Source_20_Text">.box</text:span> is centered both horizontally and vertically. </text:p>
        </text:list-item>
      </text:list>
      <text:h text:style-name="Heading_20_3" text:outline-level="3">Result:</text:h>
      <text:p text:style-name="Text_20_body">When you open this in a browser, you'll see a blue box with the text "Centered Box" right in the middle of the screen. It will stay in the center even if the window size changes!</text:p>
      <text:p text:style-name="Horizontal_20_Line"/>
      <text:h text:style-name="Heading_20_3" text:outline-level="3">More Flexbox Examples</text:h>
      <text:h text:style-name="Heading_20_4" text:outline-level="4">Example 1: Horizontally Center Multiple Items</text:h>
      <text:p text:style-name="Text_20_body">If you have several items inside the container, Flexbox can help align them horizontally:</text:p>
      <text:p text:style-name="Preformatted_20_Text"><text:soft-page-break/><text:span text:style-name="Source_20_Text">&lt;div class="container"&gt;</text:span></text:p>
      <text:p text:style-name="Preformatted_20_Text"><text:span text:style-name="Source_20_Text"><text:s text:c="2"/>&lt;div class="item"&gt;Item 1&lt;/div&gt;</text:span></text:p>
      <text:p text:style-name="Preformatted_20_Text"><text:span text:style-name="Source_20_Text"><text:s text:c="2"/>&lt;div class="item"&gt;Item 2&lt;/div&gt;</text:span></text:p>
      <text:p text:style-name="Preformatted_20_Text"><text:span text:style-name="Source_20_Text"><text:s text:c="2"/>&lt;div class="item"&gt;Item 3&lt;/div&gt;</text:span></text:p>
      <text:p text:style-name="P47"><text:span text:style-name="Source_20_Text">&lt;/div&gt;</text:span></text:p>
      <text:p text:style-name="Preformatted_20_Text"><text:span text:style-name="Source_20_Text">.container {</text:span></text:p>
      <text:p text:style-name="Preformatted_20_Text"><text:span text:style-name="Source_20_Text"><text:s text:c="2"/>display: flex;</text:span></text:p>
      <text:p text:style-name="Preformatted_20_Text"><text:span text:style-name="Source_20_Text"><text:s text:c="2"/>justify-content: space-around; /* Distribute items with space between */</text:span></text:p>
      <text:p text:style-name="Preformatted_20_Text"><text:span text:style-name="Source_20_Text">}</text:span></text:p>
      <text:p text:style-name="Preformatted_20_Text"/>
      <text:p text:style-name="Preformatted_20_Text"><text:span text:style-name="Source_20_Text">.item {</text:span></text:p>
      <text:p text:style-name="Preformatted_20_Text"><text:span text:style-name="Source_20_Text"><text:s text:c="2"/>width: 100px;</text:span></text:p>
      <text:p text:style-name="Preformatted_20_Text"><text:span text:style-name="Source_20_Text"><text:s text:c="2"/>height: 100px;</text:span></text:p>
      <text:p text:style-name="Preformatted_20_Text"><text:span text:style-name="Source_20_Text"><text:s text:c="2"/>background-color: lightgreen;</text:span></text:p>
      <text:p text:style-name="Preformatted_20_Text"><text:span text:style-name="Source_20_Text"><text:s text:c="2"/>text-align: center;</text:span></text:p>
      <text:p text:style-name="Preformatted_20_Text"><text:span text:style-name="Source_20_Text"><text:s text:c="2"/>line-height: 100px;</text:span></text:p>
      <text:p text:style-name="P47"><text:span text:style-name="Source_20_Text">}</text:span></text:p>
      <text:h text:style-name="Heading_20_3" text:outline-level="3">Result:</text:h>
      <text:p text:style-name="Text_20_body">This will display three boxes side by side, with space evenly distributed between them.</text:p>
      <text:p text:style-name="Horizontal_20_Line"/>
      <text:h text:style-name="Heading_20_3" text:outline-level="3">Example 2: Vertically Stack Items</text:h>
      <text:p text:style-name="Text_20_body">If you want to stack items vertically, just change <text:span text:style-name="Source_20_Text">flex-direction</text:span> to <text:span text:style-name="Source_20_Text">column</text:span>:</text:p>
      <text:p text:style-name="Preformatted_20_Text"><text:span text:style-name="Source_20_Text">.container {</text:span></text:p>
      <text:p text:style-name="Preformatted_20_Text"><text:span text:style-name="Source_20_Text"><text:s text:c="2"/>display: flex;</text:span></text:p>
      <text:p text:style-name="Preformatted_20_Text"><text:span text:style-name="Source_20_Text"><text:s text:c="2"/>flex-direction: column; /* Stack items vertically */</text:span></text:p>
      <text:p text:style-name="Preformatted_20_Text"><text:span text:style-name="Source_20_Text"><text:s text:c="2"/>justify-content: center; /* Center them vertically in the container */</text:span></text:p>
      <text:p text:style-name="Preformatted_20_Text"><text:span text:style-name="Source_20_Text"><text:s text:c="2"/>align-items: center; <text:s text:c="4"/>/* Center items horizontally */</text:span></text:p>
      <text:p text:style-name="Preformatted_20_Text"><text:span text:style-name="Source_20_Text"><text:s text:c="2"/>height: 100vh;</text:span></text:p>
      <text:p text:style-name="P47"><text:span text:style-name="Source_20_Text">}</text:span></text:p>
      <text:h text:style-name="Heading_20_3" text:outline-level="3">Result:</text:h>
      <text:p text:style-name="Text_20_body">The items inside the <text:span text:style-name="Source_20_Text">.container</text:span> will stack vertically, and each item will be centered both horizontally and vertically.</text:p>
      <text:p text:style-name="Horizontal_20_Line"/>
      <text:p text:style-name="Text_20_body">Flexbox is really powerful and makes it super easy to manage layouts without needing complex calculations! Once you get the hang of it, it becomes one of the most useful tools for web design.</text:p>
      <text:p text:style-name="P45">What is Layout Model?</text:p>
      <text:p text:style-name="P45"/>
      <text:p text:style-name="P1">The term <text:span text:style-name="Strong_20_Emphasis">layout model</text:span> refers to the method or system used to arrange elements (like text, images, and boxes) on a webpage. In web development, layout models help you define how elements should be placed, aligned, and spaced relative to each other within a container.</text:p>
      <text:p text:style-name="Text_20_body">In CSS (Cascading Style Sheets), several layout models exist to control the structure and appearance of elements on a page. Each layout model has its own rules for how elements are displayed, and they offer different ways to arrange and position content. Here are a few common layout models:</text:p>
      <text:h text:style-name="Heading_20_3" text:outline-level="3"><text:soft-page-break/>1. <text:span text:style-name="Strong_20_Emphasis">Normal Flow (Block &amp; Inline Layout)</text:span></text:h>
      <text:list xml:id="list8698907921867800242" text:style-name="L4">
        <text:list-item>
          <text:p text:style-name="P27"><text:span text:style-name="Strong_20_Emphasis">Block-level elements</text:span>: These elements (like <text:span text:style-name="Source_20_Text">&lt;div&gt;</text:span>, <text:span text:style-name="Source_20_Text">&lt;h1&gt;</text:span>, etc.) take up the full width of their container, stacking vertically. </text:p>
        </text:list-item>
        <text:list-item>
          <text:p text:style-name="P5"><text:span text:style-name="Strong_20_Emphasis">Inline elements</text:span>: These elements (like <text:span text:style-name="Source_20_Text">&lt;span&gt;</text:span>, <text:span text:style-name="Source_20_Text">&lt;a&gt;</text:span>, etc.) flow horizontally, taking up only as much width as their content. </text:p>
        </text:list-item>
      </text:list>
      <text:p text:style-name="Text_20_body">The <text:span text:style-name="Strong_20_Emphasis">normal flow</text:span> layout model is the default layout behavior in HTML, where block-level elements are stacked vertically, and inline elements are positioned horizontally.</text:p>
      <text:h text:style-name="Heading_20_3" text:outline-level="3">2. <text:span text:style-name="Strong_20_Emphasis">Flexbox Layout Model</text:span></text:h>
      <text:p text:style-name="Text_20_body">Flexbox, or <text:span text:style-name="Strong_20_Emphasis">Flexible Box Layout</text:span>, is a layout model designed to distribute space between items in a container, even when their sizes are unknown or dynamic. It makes it easy to create complex layouts, both horizontally and vertically, without needing to manually calculate dimensions or position elements.</text:p>
      <text:list xml:id="list7819087768311435408" text:style-name="L5">
        <text:list-item>
          <text:p text:style-name="P28">It offers features like centering items, spacing items evenly, and making sure items grow or shrink dynamically to fit the container. </text:p>
        </text:list-item>
        <text:list-item>
          <text:p text:style-name="P6">Flexbox works by designating a container as a flex container and its children as flex items. You can then control how the flex items align and distribute space. </text:p>
        </text:list-item>
      </text:list>
      <text:h text:style-name="Heading_20_3" text:outline-level="3">3. <text:span text:style-name="Strong_20_Emphasis">Grid Layout Model</text:span></text:h>
      <text:p text:style-name="Text_20_body">The <text:span text:style-name="Strong_20_Emphasis">CSS Grid Layout</text:span> is another powerful layout model that allows for complex two-dimensional layouts. It works by creating a grid of rows and columns, where you can place items into specific cells of the grid.</text:p>
      <text:list xml:id="list4837872180445551755" text:style-name="L6">
        <text:list-item>
          <text:p text:style-name="P29">It’s perfect for creating complex, responsive web layouts with both rows and columns, and you can control how items span across multiple rows or columns. </text:p>
        </text:list-item>
        <text:list-item>
          <text:p text:style-name="P7">Unlike Flexbox, which focuses on one axis (horizontal or vertical), Grid can handle both axes (rows and columns) simultaneously. </text:p>
        </text:list-item>
      </text:list>
      <text:h text:style-name="Heading_20_3" text:outline-level="3">4. <text:span text:style-name="Strong_20_Emphasis">Positioning Model</text:span></text:h>
      <text:p text:style-name="Text_20_body">This model allows you to precisely position elements using properties like <text:span text:style-name="Source_20_Text">position</text:span>, <text:span text:style-name="Source_20_Text">top</text:span>, <text:span text:style-name="Source_20_Text">left</text:span>, <text:span text:style-name="Source_20_Text">right</text:span>, and <text:span text:style-name="Source_20_Text">bottom</text:span>. There are different types of positioning:</text:p>
      <text:list xml:id="list916280048594852309" text:style-name="L7">
        <text:list-item>
          <text:p text:style-name="P30"><text:span text:style-name="Strong_20_Emphasis">Static</text:span>: Default positioning. Elements are placed in the normal flow. </text:p>
        </text:list-item>
        <text:list-item>
          <text:p text:style-name="P30"><text:span text:style-name="Strong_20_Emphasis">Relative</text:span>: Positions the element relative to where it would normally be. </text:p>
        </text:list-item>
        <text:list-item>
          <text:p text:style-name="P30"><text:span text:style-name="Strong_20_Emphasis">Absolute</text:span>: Positions the element relative to its closest positioned ancestor (or the entire page if none is found). </text:p>
        </text:list-item>
        <text:list-item>
          <text:p text:style-name="P30"><text:span text:style-name="Strong_20_Emphasis">Fixed</text:span>: Fixes an element in place, relative to the viewport (it doesn’t move when scrolling). </text:p>
        </text:list-item>
        <text:list-item>
          <text:p text:style-name="P8"><text:span text:style-name="Strong_20_Emphasis">Sticky</text:span>: A hybrid of relative and fixed positioning, where the element behaves as relative until a certain scroll position is reached, then becomes fixed. </text:p>
        </text:list-item>
      </text:list>
      <text:h text:style-name="Heading_20_3" text:outline-level="3">5. <text:span text:style-name="Strong_20_Emphasis">Table Layout Model</text:span></text:h>
      <text:p text:style-name="Text_20_body">This layout model mimics the behavior of HTML tables. It allows you to structure content in rows and columns, with elements behaving similarly to table cells. It is less flexible than Flexbox or Grid but can still be used for simpler, tabular layouts.</text:p>
      <text:h text:style-name="Heading_20_3" text:outline-level="3"><text:soft-page-break/>Conclusion</text:h>
      <text:p text:style-name="Text_20_body">Each layout model gives you control over how elements are positioned and aligned on a page. <text:span text:style-name="Strong_20_Emphasis">Flexbox</text:span> and <text:span text:style-name="Strong_20_Emphasis">Grid</text:span> are the most modern and flexible systems, while others (like <text:span text:style-name="Strong_20_Emphasis">normal flow</text:span> and <text:span text:style-name="Strong_20_Emphasis">positioning</text:span>) have been used for more basic or specialized layouts.</text:p>
      <text:p text:style-name="Text_20_body">So when we refer to a "layout model," we’re talking about the method you use to structure and control the positioning of your webpage elements.</text:p>
      <text:p text:style-name="P45">does not relative position itself according to the parent nd absolute according to the screen </text:p>
      <text:p text:style-name="P45"/>
      <text:p text:style-name="P1">You're absolutely right in your understanding, but let me clarify the behavior of <text:span text:style-name="Strong_20_Emphasis">relative</text:span> and <text:span text:style-name="Strong_20_Emphasis">absolute</text:span> positioning in more detail to make sure it's clear:</text:p>
      <text:h text:style-name="Heading_20_3" text:outline-level="3"><text:span text:style-name="Strong_20_Emphasis">Relative Positioning</text:span></text:h>
      <text:list xml:id="list4964197588219888586" text:style-name="L8">
        <text:list-item>
          <text:p text:style-name="P31">When you apply <text:span text:style-name="Source_20_Text">position: relative</text:span> to an element, <text:span text:style-name="Strong_20_Emphasis">it is positioned relative to its normal position in the document flow</text:span>. This means the element <text:span text:style-name="Strong_20_Emphasis">starts at where it would normally be</text:span> (based on the normal flow of the page), and then you can <text:span text:style-name="Strong_20_Emphasis">move it</text:span> using the properties <text:span text:style-name="Source_20_Text">top</text:span>, <text:span text:style-name="Source_20_Text">right</text:span>, <text:span text:style-name="Source_20_Text">bottom</text:span>, and <text:span text:style-name="Source_20_Text">left</text:span>. </text:p>
        </text:list-item>
        <text:list-item>
          <text:p text:style-name="P9"><text:span text:style-name="Strong_20_Emphasis">It does not affect other elements</text:span> in the layout; other elements will still behave as if the element is in its original place, even though visually it might be offset. </text:p>
        </text:list-item>
      </text:list>
      <text:h text:style-name="Heading_20_4" text:outline-level="4">Example:</text:h>
      <text:p text:style-name="Preformatted_20_Text"><text:span text:style-name="Source_20_Text">.relative-box {</text:span></text:p>
      <text:p text:style-name="Preformatted_20_Text"><text:span text:style-name="Source_20_Text"><text:s text:c="2"/>position: relative;</text:span></text:p>
      <text:p text:style-name="Preformatted_20_Text"><text:span text:style-name="Source_20_Text"><text:s text:c="2"/>top: 20px; /* Move 20px down from its normal position */</text:span></text:p>
      <text:p text:style-name="Preformatted_20_Text"><text:span text:style-name="Source_20_Text"><text:s text:c="2"/>left: 30px; /* Move 30px to the right from its normal position */</text:span></text:p>
      <text:p text:style-name="P47"><text:span text:style-name="Source_20_Text">}</text:span></text:p>
      <text:p text:style-name="Text_20_body">If you use <text:span text:style-name="Source_20_Text">position: relative</text:span>, the element's position is adjusted <text:span text:style-name="Strong_20_Emphasis">relative to where it would have been</text:span> if no positioning was applied, without affecting other elements in the flow.</text:p>
      <text:p text:style-name="Horizontal_20_Line"/>
      <text:h text:style-name="Heading_20_3" text:outline-level="3"><text:span text:style-name="Strong_20_Emphasis">Absolute Positioning</text:span></text:h>
      <text:list xml:id="list7506900087963840842" text:style-name="L9">
        <text:list-item>
          <text:p text:style-name="P32"><text:span text:style-name="Source_20_Text">position: absolute</text:span> takes an element <text:span text:style-name="Strong_20_Emphasis">out of the normal document flow</text:span> and positions it <text:span text:style-name="Strong_20_Emphasis">relative to its closest positioned ancestor</text:span> (which has <text:span text:style-name="Source_20_Text">position: relative</text:span>, <text:span text:style-name="Source_20_Text">position: absolute</text:span>, or <text:span text:style-name="Source_20_Text">position: fixed</text:span>). If no ancestor has a <text:span text:style-name="Source_20_Text">position</text:span> property set, the element is positioned relative to the <text:span text:style-name="Strong_20_Emphasis">initial containing block</text:span> (which is often the entire page or the body). </text:p>
        </text:list-item>
        <text:list-item>
          <text:p text:style-name="P10">This means that an absolutely positioned element is <text:span text:style-name="Strong_20_Emphasis">no longer part of the normal flow</text:span>, so it doesn't take up space, and other elements will behave as if the absolutely positioned element doesn't exist. </text:p>
        </text:list-item>
      </text:list>
      <text:h text:style-name="Heading_20_4" text:outline-level="4">Example:</text:h>
      <text:p text:style-name="Preformatted_20_Text"><text:span text:style-name="Source_20_Text">.container {</text:span></text:p>
      <text:p text:style-name="Preformatted_20_Text"><text:span text:style-name="Source_20_Text"><text:s text:c="2"/>position: relative; /* This is the reference point for the absolute positioning */</text:span></text:p>
      <text:p text:style-name="Preformatted_20_Text"><text:span text:style-name="Source_20_Text">}</text:span></text:p>
      <text:p text:style-name="Preformatted_20_Text"/>
      <text:p text:style-name="Preformatted_20_Text"><text:span text:style-name="Source_20_Text">.absolute-box {</text:span></text:p>
      <text:p text:style-name="Preformatted_20_Text"><text:span text:style-name="Source_20_Text"><text:s text:c="2"/>position: absolute;</text:span></text:p>
      <text:p text:style-name="Preformatted_20_Text"><text:soft-page-break/><text:span text:style-name="Source_20_Text"><text:s text:c="2"/>top: 50px; /* Move 50px down from the top of the .container */</text:span></text:p>
      <text:p text:style-name="Preformatted_20_Text"><text:span text:style-name="Source_20_Text"><text:s text:c="2"/>left: 100px; /* Move 100px from the left side of the .container */</text:span></text:p>
      <text:p text:style-name="P47"><text:span text:style-name="Source_20_Text">}</text:span></text:p>
      <text:p text:style-name="Text_20_body">In this case, <text:span text:style-name="Source_20_Text">.absolute-box</text:span> is positioned relative to the <text:span text:style-name="Source_20_Text">.container</text:span> because <text:span text:style-name="Source_20_Text">.container</text:span> has <text:span text:style-name="Source_20_Text">position: relative</text:span>. If <text:span text:style-name="Source_20_Text">.container</text:span> didn't have any positioning, <text:span text:style-name="Source_20_Text">.absolute-box</text:span> would be positioned relative to the entire page.</text:p>
      <text:h text:style-name="Heading_20_3" text:outline-level="3">Summary:</text:h>
      <text:list xml:id="list2191560148149761397" text:style-name="L10">
        <text:list-item>
          <text:p text:style-name="P33"><text:span text:style-name="Strong_20_Emphasis">Relative positioning</text:span> moves an element relative to where it originally would be in the document, but <text:span text:style-name="Strong_20_Emphasis">does not remove it from the document flow</text:span>. </text:p>
        </text:list-item>
        <text:list-item>
          <text:p text:style-name="P11"><text:span text:style-name="Strong_20_Emphasis">Absolute positioning</text:span> takes an element out of the document flow and positions it relative to its closest positioned ancestor, or the whole page if no positioned ancestor is found. </text:p>
        </text:list-item>
      </text:list>
      <text:p text:style-name="Text_20_body">So, to correct the idea a bit:</text:p>
      <text:list xml:id="list3017132275141657417" text:style-name="L11">
        <text:list-item>
          <text:p text:style-name="P34"><text:span text:style-name="Strong_20_Emphasis">Relative</text:span> positions itself <text:span text:style-name="Strong_20_Emphasis">relative to its original position</text:span> in the flow. </text:p>
        </text:list-item>
        <text:list-item>
          <text:p text:style-name="P12"><text:span text:style-name="Strong_20_Emphasis">Absolute</text:span> positions itself <text:span text:style-name="Strong_20_Emphasis">relative to its closest positioned ancestor</text:span> (not the screen, unless no such ancestor is found). </text:p>
        </text:list-item>
      </text:list>
      <text:p text:style-name="P45">In which direction flexbox work by default </text:p>
      <text:p text:style-name="P45"/>
      <text:p text:style-name="P1">By default, <text:span text:style-name="Strong_20_Emphasis">Flexbox</text:span> works in the <text:span text:style-name="Strong_20_Emphasis">horizontal direction</text:span> (left to right), which is the <text:span text:style-name="Strong_20_Emphasis">row direction</text:span>.</text:p>
      <text:p text:style-name="Text_20_body">This is because the default value of the <text:span text:style-name="Source_20_Text">flex-direction</text:span> property is <text:span text:style-name="Source_20_Text">row</text:span>. This means that flex items (the child elements inside the flex container) are arranged <text:span text:style-name="Strong_20_Emphasis">horizontally</text:span> (side by side) from <text:span text:style-name="Strong_20_Emphasis">left to right</text:span>.</text:p>
      <text:h text:style-name="Heading_20_3" text:outline-level="3">Default behavior of Flexbox:</text:h>
      <text:p text:style-name="Preformatted_20_Text"><text:span text:style-name="Source_20_Text">.container {</text:span></text:p>
      <text:p text:style-name="Preformatted_20_Text"><text:span text:style-name="Source_20_Text"><text:s text:c="2"/>display: flex; /* Makes this a flex container */</text:span></text:p>
      <text:p text:style-name="P47"><text:span text:style-name="Source_20_Text">}</text:span></text:p>
      <text:h text:style-name="Heading_20_3" text:outline-level="3">Example:</text:h>
      <text:h text:style-name="Heading_20_4" text:outline-level="4">HTML:</text:h>
      <text:p text:style-name="Preformatted_20_Text"><text:span text:style-name="Source_20_Text">&lt;div class="container"&gt;</text:span></text:p>
      <text:p text:style-name="Preformatted_20_Text"><text:span text:style-name="Source_20_Text"><text:s text:c="2"/>&lt;div class="item"&gt;Item 1&lt;/div&gt;</text:span></text:p>
      <text:p text:style-name="Preformatted_20_Text"><text:span text:style-name="Source_20_Text"><text:s text:c="2"/>&lt;div class="item"&gt;Item 2&lt;/div&gt;</text:span></text:p>
      <text:p text:style-name="Preformatted_20_Text"><text:span text:style-name="Source_20_Text"><text:s text:c="2"/>&lt;div class="item"&gt;Item 3&lt;/div&gt;</text:span></text:p>
      <text:p text:style-name="P47"><text:span text:style-name="Source_20_Text">&lt;/div&gt;</text:span></text:p>
      <text:h text:style-name="Heading_20_4" text:outline-level="4">CSS:</text:h>
      <text:p text:style-name="Preformatted_20_Text"><text:span text:style-name="Source_20_Text">.container {</text:span></text:p>
      <text:p text:style-name="Preformatted_20_Text"><text:span text:style-name="Source_20_Text"><text:s text:c="2"/>display: flex; <text:s/>/* Flexbox layout */</text:span></text:p>
      <text:p text:style-name="Preformatted_20_Text"><text:span text:style-name="Source_20_Text">}</text:span></text:p>
      <text:p text:style-name="Preformatted_20_Text"/>
      <text:p text:style-name="Preformatted_20_Text"><text:span text:style-name="Source_20_Text">.item {</text:span></text:p>
      <text:p text:style-name="Preformatted_20_Text"><text:span text:style-name="Source_20_Text"><text:s text:c="2"/>width: 100px;</text:span></text:p>
      <text:p text:style-name="Preformatted_20_Text"><text:span text:style-name="Source_20_Text"><text:s text:c="2"/>height: 100px;</text:span></text:p>
      <text:p text:style-name="Preformatted_20_Text"><text:span text:style-name="Source_20_Text"><text:s text:c="2"/>background-color: lightblue;</text:span></text:p>
      <text:p text:style-name="Preformatted_20_Text"><text:span text:style-name="Source_20_Text"><text:s text:c="2"/>text-align: center;</text:span></text:p>
      <text:p text:style-name="Preformatted_20_Text"><text:span text:style-name="Source_20_Text"><text:s text:c="2"/>line-height: 100px;</text:span></text:p>
      <text:p text:style-name="P47"><text:soft-page-break/><text:span text:style-name="Source_20_Text">}</text:span></text:p>
      <text:h text:style-name="Heading_20_3" text:outline-level="3">Result:</text:h>
      <text:list xml:id="list6148735772692988716" text:style-name="L12">
        <text:list-item>
          <text:p text:style-name="P35">The <text:span text:style-name="Source_20_Text">.item</text:span> elements will be aligned <text:span text:style-name="Strong_20_Emphasis">horizontally</text:span> in a row, like this: </text:p>
          <text:list>
            <text:list-item>
              <text:p text:style-name="P13"><text:span text:style-name="Source_20_Text">Item 1</text:span> — <text:span text:style-name="Source_20_Text">Item 2</text:span> — <text:span text:style-name="Source_20_Text">Item 3</text:span> </text:p>
            </text:list-item>
          </text:list>
        </text:list-item>
      </text:list>
      <text:h text:style-name="Heading_20_3" text:outline-level="3">How Flexbox Can Work in Other Directions:</text:h>
      <text:p text:style-name="Text_20_body">You can change the direction using the <text:span text:style-name="Source_20_Text">flex-direction</text:span> property:</text:p>
      <text:list xml:id="list1949043220317520759" text:style-name="L13">
        <text:list-item>
          <text:p text:style-name="P36"><text:span text:style-name="Source_20_Text">flex-direction: column;</text:span> – Aligns items <text:span text:style-name="Strong_20_Emphasis">vertically</text:span> (from top to bottom). </text:p>
        </text:list-item>
        <text:list-item>
          <text:p text:style-name="P36"><text:span text:style-name="Source_20_Text">flex-direction: row-reverse;</text:span> – Aligns items <text:span text:style-name="Strong_20_Emphasis">horizontally</text:span>, but in reverse order (from right to left). </text:p>
        </text:list-item>
        <text:list-item>
          <text:p text:style-name="P14"><text:span text:style-name="Source_20_Text">flex-direction: column-reverse;</text:span> – Aligns items <text:span text:style-name="Strong_20_Emphasis">vertically</text:span>, but in reverse order (from bottom to top). </text:p>
        </text:list-item>
      </text:list>
      <text:p text:style-name="Text_20_body">But again, by default, <text:span text:style-name="Strong_20_Emphasis">Flexbox works in the row direction</text:span>.</text:p>
      <text:p text:style-name="P45">then why by align-items : center center elements vertically <text:s/>hen direction is set to row that is horizontal</text:p>
      <text:p text:style-name="P45"/>
      <text:p text:style-name="P1">Ah, I see where the confusion is coming from! Let's break it down more clearly.</text:p>
      <text:h text:style-name="Heading_20_3" text:outline-level="3">Why Does <text:span text:style-name="Source_20_Text">align-items: center;</text:span> Center Items Vertically?</text:h>
      <text:p text:style-name="Text_20_body">When you use <text:span text:style-name="Strong_20_Emphasis"><text:span text:style-name="Source_20_Text">align-items: center;</text:span></text:span> in Flexbox, it centers elements <text:span text:style-name="Strong_20_Emphasis">vertically</text:span> because <text:span text:style-name="Source_20_Text">align-items</text:span> controls the alignment of items along the <text:span text:style-name="Strong_20_Emphasis">cross axis</text:span>.</text:p>
      <text:h text:style-name="Heading_20_3" text:outline-level="3">Here's How it Works:</text:h>
      <text:list xml:id="list5880968029723522837" text:style-name="L14">
        <text:list-item>
          <text:p text:style-name="P15"><text:span text:style-name="Strong_20_Emphasis">Flexbox by default has </text:span><text:span text:style-name="Strong_20_Emphasis"><text:span text:style-name="Source_20_Text">flex-direction: row;</text:span></text:span>. This means:</text:p>
          <text:list>
            <text:list-item>
              <text:p text:style-name="P37">The <text:span text:style-name="Strong_20_Emphasis">main axis</text:span> is <text:span text:style-name="Strong_20_Emphasis">horizontal</text:span> (left to right). </text:p>
            </text:list-item>
            <text:list-item>
              <text:p text:style-name="P37">The <text:span text:style-name="Strong_20_Emphasis">cross axis</text:span> is <text:span text:style-name="Strong_20_Emphasis">vertical</text:span> (top to bottom). </text:p>
            </text:list-item>
          </text:list>
        </text:list-item>
        <text:list-item>
          <text:p text:style-name="P15">When you apply <text:span text:style-name="Strong_20_Emphasis"><text:span text:style-name="Source_20_Text">align-items: center;</text:span></text:span>, it centers the flex items <text:span text:style-name="Strong_20_Emphasis">along the cross axis</text:span>. In the case of the default <text:span text:style-name="Source_20_Text">flex-direction: row;</text:span>, the cross axis is <text:span text:style-name="Strong_20_Emphasis">vertical</text:span>.</text:p>
          <text:p text:style-name="P15">So, <text:span text:style-name="Strong_20_Emphasis"><text:span text:style-name="Source_20_Text">align-items: center;</text:span></text:span> aligns the items <text:span text:style-name="Strong_20_Emphasis">vertically</text:span> in the middle of the container.</text:p>
        </text:list-item>
      </text:list>
      <text:h text:style-name="Heading_20_3" text:outline-level="3">Visualizing the Process:</text:h>
      <text:list xml:id="list6263122067067423913" text:style-name="L15">
        <text:list-item>
          <text:p text:style-name="P38">With <text:span text:style-name="Strong_20_Emphasis"><text:span text:style-name="Source_20_Text">flex-direction: row;</text:span></text:span> (the default), the container's height determines the cross axis, which is vertical. </text:p>
        </text:list-item>
        <text:list-item>
          <text:p text:style-name="P16"><text:span text:style-name="Strong_20_Emphasis"><text:span text:style-name="Source_20_Text">align-items: center;</text:span></text:span> will then center the items along the <text:span text:style-name="Strong_20_Emphasis">vertical axis</text:span>. </text:p>
        </text:list-item>
      </text:list>
      <text:p text:style-name="Horizontal_20_Line"/>
      <text:h text:style-name="Heading_20_3" text:outline-level="3">Example to Clarify:</text:h>
      <text:h text:style-name="Heading_20_4" text:outline-level="4">HTML:</text:h>
      <text:p text:style-name="Preformatted_20_Text"><text:span text:style-name="Source_20_Text">&lt;div class="container"&gt;</text:span></text:p>
      <text:p text:style-name="Preformatted_20_Text"><text:span text:style-name="Source_20_Text"><text:s text:c="2"/>&lt;div class="item"&gt;Item 1&lt;/div&gt;</text:span></text:p>
      <text:p text:style-name="Preformatted_20_Text"><text:soft-page-break/><text:span text:style-name="Source_20_Text"><text:s text:c="2"/>&lt;div class="item"&gt;Item 2&lt;/div&gt;</text:span></text:p>
      <text:p text:style-name="P47"><text:span text:style-name="Source_20_Text">&lt;/div&gt;</text:span></text:p>
      <text:h text:style-name="Heading_20_4" text:outline-level="4">CSS:</text:h>
      <text:p text:style-name="Preformatted_20_Text"><text:span text:style-name="Source_20_Text">.container {</text:span></text:p>
      <text:p text:style-name="Preformatted_20_Text"><text:span text:style-name="Source_20_Text"><text:s text:c="2"/>display: flex; /* Flex container */</text:span></text:p>
      <text:p text:style-name="Preformatted_20_Text"><text:span text:style-name="Source_20_Text"><text:s text:c="2"/>height: 100vh; /* Full viewport height */</text:span></text:p>
      <text:p text:style-name="Preformatted_20_Text"><text:span text:style-name="Source_20_Text"><text:s text:c="2"/>align-items: center; /* Center items vertically */</text:span></text:p>
      <text:p text:style-name="Preformatted_20_Text"><text:span text:style-name="Source_20_Text">}</text:span></text:p>
      <text:p text:style-name="Preformatted_20_Text"/>
      <text:p text:style-name="Preformatted_20_Text"><text:span text:style-name="Source_20_Text">.item {</text:span></text:p>
      <text:p text:style-name="Preformatted_20_Text"><text:span text:style-name="Source_20_Text"><text:s text:c="2"/>width: 100px;</text:span></text:p>
      <text:p text:style-name="Preformatted_20_Text"><text:span text:style-name="Source_20_Text"><text:s text:c="2"/>height: 100px;</text:span></text:p>
      <text:p text:style-name="Preformatted_20_Text"><text:span text:style-name="Source_20_Text"><text:s text:c="2"/>background-color: lightblue;</text:span></text:p>
      <text:p text:style-name="Preformatted_20_Text"><text:span text:style-name="Source_20_Text"><text:s text:c="2"/>text-align: center;</text:span></text:p>
      <text:p text:style-name="Preformatted_20_Text"><text:span text:style-name="Source_20_Text"><text:s text:c="2"/>line-height: 100px;</text:span></text:p>
      <text:p text:style-name="P47"><text:span text:style-name="Source_20_Text">}</text:span></text:p>
      <text:h text:style-name="Heading_20_3" text:outline-level="3">Explanation:</text:h>
      <text:list xml:id="list5017363244721690745" text:style-name="L16">
        <text:list-item>
          <text:p text:style-name="P39"><text:span text:style-name="Strong_20_Emphasis"><text:span text:style-name="Source_20_Text">display: flex;</text:span></text:span> makes the container a flex container. </text:p>
        </text:list-item>
        <text:list-item>
          <text:p text:style-name="P39"><text:span text:style-name="Strong_20_Emphasis"><text:span text:style-name="Source_20_Text">align-items: center;</text:span></text:span> centers the flex items <text:span text:style-name="Strong_20_Emphasis">vertically</text:span> within the container (since the default <text:span text:style-name="Source_20_Text">flex-direction: row;</text:span> makes the cross axis vertical). </text:p>
        </text:list-item>
        <text:list-item>
          <text:p text:style-name="P17"><text:span text:style-name="Strong_20_Emphasis"><text:span text:style-name="Source_20_Text">height: 100vh;</text:span></text:span> makes the container's height equal to the full viewport height, so the items are centered within the full vertical space. </text:p>
        </text:list-item>
      </text:list>
      <text:h text:style-name="Heading_20_3" text:outline-level="3">Result:</text:h>
      <text:list xml:id="list3318695712923410622" text:style-name="L17">
        <text:list-item>
          <text:p text:style-name="P18">The <text:span text:style-name="Source_20_Text">.item</text:span> elements will be centered <text:span text:style-name="Strong_20_Emphasis">vertically</text:span> (along the cross axis) in the container, because <text:span text:style-name="Source_20_Text">align-items: center;</text:span> aligns them along the vertical axis when <text:span text:style-name="Source_20_Text">flex-direction: row;</text:span> is the default. </text:p>
        </text:list-item>
      </text:list>
      <text:p text:style-name="Horizontal_20_Line"/>
      <text:h text:style-name="Heading_20_3" text:outline-level="3">Key Takeaway:</text:h>
      <text:list xml:id="list2968217013708739815" text:style-name="L18">
        <text:list-item>
          <text:p text:style-name="P40"><text:span text:style-name="Strong_20_Emphasis"><text:span text:style-name="Source_20_Text">justify-content</text:span></text:span>: Aligns items along the <text:span text:style-name="Strong_20_Emphasis">main axis</text:span> (horizontal by default with <text:span text:style-name="Source_20_Text">flex-direction: row</text:span>). </text:p>
        </text:list-item>
        <text:list-item>
          <text:p text:style-name="P19"><text:span text:style-name="Strong_20_Emphasis"><text:span text:style-name="Source_20_Text">align-items</text:span></text:span>: Aligns items along the <text:span text:style-name="Strong_20_Emphasis">cross axis</text:span> (vertical by default with <text:span text:style-name="Source_20_Text">flex-direction: row</text:span>), which is why <text:span text:style-name="Strong_20_Emphasis"><text:span text:style-name="Source_20_Text">align-items: center</text:span></text:span> centers items vertically when <text:span text:style-name="Source_20_Text">flex-direction: row</text:span> is used. </text:p>
        </text:list-item>
      </text:list>
      <text:p text:style-name="Text_20_body">So, in short, <text:span text:style-name="Strong_20_Emphasis"><text:span text:style-name="Source_20_Text">align-items: center;</text:span></text:span> works to center items vertically because the default direction of flex is horizontal (row), and the cross axis (vertical) is what gets centered.</text:p>
      <text:p text:style-name="P45">How the Flexbox focus on only one axis but the grid focus on both axis </text:p>
      <text:p text:style-name="P45"/>
      <text:p text:style-name="P1">Great question! Here's a more detailed explanation of how <text:span text:style-name="Strong_20_Emphasis">Flexbox</text:span> and <text:span text:style-name="Strong_20_Emphasis">CSS Grid</text:span> differ when it comes to handling layout along axes.</text:p>
      <text:h text:style-name="Heading_20_3" text:outline-level="3"><text:span text:style-name="Strong_20_Emphasis">Flexbox: One Axis at a Time</text:span></text:h>
      <text:p text:style-name="Text_20_body">Flexbox is designed to control layout along <text:span text:style-name="Strong_20_Emphasis">one axis</text:span> at a time, either the <text:span text:style-name="Strong_20_Emphasis">main axis</text:span> (horizontal) or <text:soft-page-break/>the <text:span text:style-name="Strong_20_Emphasis">cross axis</text:span> (vertical).</text:p>
      <text:list xml:id="list2593981278732686047" text:style-name="L19">
        <text:list-item>
          <text:p text:style-name="P41">By default, <text:span text:style-name="Strong_20_Emphasis">Flexbox arranges items horizontally</text:span> along the main axis (left to right) and vertically along the cross axis (top to bottom). </text:p>
        </text:list-item>
        <text:list-item>
          <text:p text:style-name="P41">You can switch the direction of these axes using the <text:span text:style-name="Source_20_Text">flex-direction</text:span> property. For example: </text:p>
          <text:list>
            <text:list-item>
              <text:p text:style-name="P41"><text:span text:style-name="Strong_20_Emphasis"><text:span text:style-name="Source_20_Text">flex-direction: row</text:span></text:span> (default): main axis is <text:span text:style-name="Strong_20_Emphasis">horizontal</text:span>, cross axis is <text:span text:style-name="Strong_20_Emphasis">vertical</text:span>. </text:p>
            </text:list-item>
            <text:list-item>
              <text:p text:style-name="P20"><text:span text:style-name="Strong_20_Emphasis"><text:span text:style-name="Source_20_Text">flex-direction: column</text:span></text:span>: main axis becomes <text:span text:style-name="Strong_20_Emphasis">vertical</text:span>, cross axis becomes <text:span text:style-name="Strong_20_Emphasis">horizontal</text:span>. </text:p>
            </text:list-item>
          </text:list>
        </text:list-item>
      </text:list>
      <text:p text:style-name="Text_20_body">However, Flexbox doesn't allow you to manipulate both axes independently at the same time. It focuses on <text:span text:style-name="Strong_20_Emphasis">one axis</text:span> at a time, and your control over the layout is limited to that direction.</text:p>
      <text:h text:style-name="Heading_20_4" text:outline-level="4">Example of Flexbox (Horizontal and Vertical):</text:h>
      <text:p text:style-name="Preformatted_20_Text"><text:span text:style-name="Source_20_Text">.container {</text:span></text:p>
      <text:p text:style-name="Preformatted_20_Text"><text:span text:style-name="Source_20_Text"><text:s text:c="2"/>display: flex;</text:span></text:p>
      <text:p text:style-name="Preformatted_20_Text"><text:span text:style-name="Source_20_Text"><text:s text:c="2"/>justify-content: center; <text:s/>/* Aligns horizontally (along main axis) */</text:span></text:p>
      <text:p text:style-name="Preformatted_20_Text"><text:span text:style-name="Source_20_Text"><text:s text:c="2"/>align-items: center; <text:s text:c="5"/>/* Aligns vertically (along cross axis) */</text:span></text:p>
      <text:p text:style-name="P47"><text:span text:style-name="Source_20_Text">}</text:span></text:p>
      <text:h text:style-name="Heading_20_3" text:outline-level="3"><text:span text:style-name="Strong_20_Emphasis">Grid: Both Axes Simultaneously</text:span></text:h>
      <text:p text:style-name="Text_20_body">In contrast, <text:span text:style-name="Strong_20_Emphasis">CSS Grid</text:span> is a two-dimensional layout system that allows you to work with both <text:span text:style-name="Strong_20_Emphasis">rows</text:span> and <text:span text:style-name="Strong_20_Emphasis">columns</text:span> simultaneously. This means you can control the <text:span text:style-name="Strong_20_Emphasis">layout along both axes</text:span> (horizontal and vertical) at the same time.</text:p>
      <text:list xml:id="list1591276573285276355" text:style-name="L20">
        <text:list-item>
          <text:p text:style-name="P42">Grid allows you to create a <text:span text:style-name="Strong_20_Emphasis">grid</text:span> with specific <text:span text:style-name="Strong_20_Emphasis">rows</text:span> and <text:span text:style-name="Strong_20_Emphasis">columns</text:span>, and then you can position items within that grid. </text:p>
        </text:list-item>
        <text:list-item>
          <text:p text:style-name="P42">You can define how many <text:span text:style-name="Strong_20_Emphasis">rows</text:span> and <text:span text:style-name="Strong_20_Emphasis">columns</text:span> you want, and how the items will span across them. </text:p>
        </text:list-item>
        <text:list-item>
          <text:p text:style-name="P21">The items in a grid layout can be placed at specific <text:span text:style-name="Strong_20_Emphasis">grid positions</text:span> (row and column), and you can align them independently in both directions. </text:p>
        </text:list-item>
      </text:list>
      <text:h text:style-name="Heading_20_4" text:outline-level="4">Example of Grid (Rows and Columns):</text:h>
      <text:p text:style-name="Preformatted_20_Text"><text:span text:style-name="Source_20_Text">.container {</text:span></text:p>
      <text:p text:style-name="Preformatted_20_Text"><text:span text:style-name="Source_20_Text"><text:s text:c="2"/>display: grid;</text:span></text:p>
      <text:p text:style-name="Preformatted_20_Text"><text:span text:style-name="Source_20_Text"><text:s text:c="2"/>grid-template-columns: repeat(3, 1fr); /* 3 equal columns */</text:span></text:p>
      <text:p text:style-name="Preformatted_20_Text"><text:span text:style-name="Source_20_Text"><text:s text:c="2"/>grid-template-rows: repeat(2, 100px); <text:s/>/* 2 rows with 100px height each */</text:span></text:p>
      <text:p text:style-name="Preformatted_20_Text"><text:span text:style-name="Source_20_Text"><text:s text:c="2"/>justify-items: center; <text:s/>/* Aligns items horizontally within each grid cell */</text:span></text:p>
      <text:p text:style-name="Preformatted_20_Text"><text:span text:style-name="Source_20_Text"><text:s text:c="2"/>align-items: center; <text:s text:c="3"/>/* Aligns items vertically within each grid cell */</text:span></text:p>
      <text:p text:style-name="P47"><text:span text:style-name="Source_20_Text">}</text:span></text:p>
      <text:h text:style-name="Heading_20_3" text:outline-level="3"><text:span text:style-name="Strong_20_Emphasis">Key Differences</text:span>:</text:h>
      <text:list xml:id="list4445844630889198869" text:style-name="L21">
        <text:list-item>
          <text:p text:style-name="P43"><text:span text:style-name="Strong_20_Emphasis">Flexbox</text:span>: </text:p>
          <text:list>
            <text:list-item>
              <text:p text:style-name="P43">Focuses on <text:span text:style-name="Strong_20_Emphasis">one axis</text:span> at a time. </text:p>
            </text:list-item>
            <text:list-item>
              <text:p text:style-name="P43">Works by arranging items <text:span text:style-name="Strong_20_Emphasis">in a single direction</text:span> (either horizontally or vertically). </text:p>
            </text:list-item>
            <text:list-item>
              <text:p text:style-name="P43">It allows you to control spacing, alignment, and item sizes along <text:span text:style-name="Strong_20_Emphasis">one axis</text:span>, but not across both axes simultaneously. </text:p>
            </text:list-item>
          </text:list>
        </text:list-item>
        <text:list-item>
          <text:p text:style-name="P43"><text:span text:style-name="Strong_20_Emphasis">Grid</text:span>: </text:p>
          <text:list>
            <text:list-item>
              <text:p text:style-name="P43"><text:span text:style-name="Strong_20_Emphasis">Handles both axes</text:span> (rows and columns) at the same time. </text:p>
            </text:list-item>
            <text:list-item>
              <text:p text:style-name="P43">You can define <text:span text:style-name="Strong_20_Emphasis">rows</text:span> and <text:span text:style-name="Strong_20_Emphasis">columns</text:span> and place items exactly where you want them in <text:soft-page-break/>the grid. </text:p>
            </text:list-item>
            <text:list-item>
              <text:p text:style-name="P22">Grid is much more flexible for creating complex layouts that involve both horizontal and vertical alignment simultaneously. </text:p>
            </text:list-item>
          </text:list>
        </text:list-item>
      </text:list>
      <text:h text:style-name="Heading_20_3" text:outline-level="3">Visual Example:</text:h>
      <text:h text:style-name="Heading_20_4" text:outline-level="4">Flexbox Layout (One Axis):</text:h>
      <text:p text:style-name="Preformatted_20_Text"><text:span text:style-name="Source_20_Text">.container {</text:span></text:p>
      <text:p text:style-name="Preformatted_20_Text"><text:span text:style-name="Source_20_Text"><text:s text:c="2"/>display: flex;</text:span></text:p>
      <text:p text:style-name="Preformatted_20_Text"><text:span text:style-name="Source_20_Text"><text:s text:c="2"/>justify-content: space-between; /* Align items horizontally */</text:span></text:p>
      <text:p text:style-name="Preformatted_20_Text"><text:span text:style-name="Source_20_Text"><text:s text:c="2"/>align-items: center; <text:s text:c="11"/>/* Align items vertically */</text:span></text:p>
      <text:p text:style-name="P47"><text:span text:style-name="Source_20_Text">}</text:span></text:p>
      <text:p text:style-name="Text_20_body">In Flexbox, the items are either arranged <text:span text:style-name="Strong_20_Emphasis">in a row</text:span> or <text:span text:style-name="Strong_20_Emphasis">in a column</text:span>, depending on the <text:span text:style-name="Source_20_Text">flex-direction</text:span>. You only control layout in <text:span text:style-name="Strong_20_Emphasis">one direction</text:span> at a time.</text:p>
      <text:h text:style-name="Heading_20_4" text:outline-level="4">Grid Layout (Both Axes):</text:h>
      <text:p text:style-name="Preformatted_20_Text"><text:span text:style-name="Source_20_Text">.container {</text:span></text:p>
      <text:p text:style-name="Preformatted_20_Text"><text:span text:style-name="Source_20_Text"><text:s text:c="2"/>display: grid;</text:span></text:p>
      <text:p text:style-name="Preformatted_20_Text"><text:span text:style-name="Source_20_Text"><text:s text:c="2"/>grid-template-columns: repeat(3, 1fr); /* 3 equal columns */</text:span></text:p>
      <text:p text:style-name="Preformatted_20_Text"><text:span text:style-name="Source_20_Text"><text:s text:c="2"/>grid-template-rows: repeat(2, 100px); <text:s/>/* 2 rows */</text:span></text:p>
      <text:p text:style-name="P47"><text:span text:style-name="Source_20_Text">}</text:span></text:p>
      <text:p text:style-name="Text_20_body">In Grid, you can position items <text:span text:style-name="Strong_20_Emphasis">in both horizontal and vertical directions</text:span>. This is where the power of Grid comes in: You can specify exactly where you want items in both the <text:span text:style-name="Strong_20_Emphasis">horizontal</text:span> (columns) and <text:span text:style-name="Strong_20_Emphasis">vertical</text:span> (rows) directions at the same time.</text:p>
      <text:p text:style-name="Horizontal_20_Line"/>
      <text:h text:style-name="Heading_20_3" text:outline-level="3">Conclusion:</text:h>
      <text:list xml:id="list5961739707653324460" text:style-name="L22">
        <text:list-item>
          <text:p text:style-name="P44"><text:span text:style-name="Strong_20_Emphasis">Flexbox</text:span> is great for when you need to align or space out items along <text:span text:style-name="Strong_20_Emphasis">one axis</text:span> (either horizontally or vertically). </text:p>
        </text:list-item>
        <text:list-item>
          <text:p text:style-name="P23"><text:span text:style-name="Strong_20_Emphasis">CSS Grid</text:span> is ideal when you need to create layouts that involve <text:span text:style-name="Strong_20_Emphasis">both rows and columns</text:span> simultaneously, giving you full control over both axes at the same time. </text:p>
        </text:list-item>
      </text:list>
      <text:p text:style-name="Text_20_body">In short, <text:span text:style-name="Strong_20_Emphasis">Flexbox focuses on one axis</text:span> at a time (either row or column), while <text:span text:style-name="Strong_20_Emphasis">Grid handles both axes simultaneously</text:span>, making it a more powerful tool for complex layouts.</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5M2S</meta:editing-duration>
    <meta:editing-cycles>12</meta:editing-cycles>
    <meta:generator>OpenOffice/4.1.15$Win32 OpenOffice.org_project/4115m2$Build-9813</meta:generator>
    <dc:date>2025-02-01T22:54:47.72</dc:date>
    <meta:document-statistic meta:table-count="0" meta:image-count="0" meta:object-count="0" meta:page-count="11" meta:paragraph-count="326" meta:word-count="3185" meta:character-count="19799"/>
    <meta:user-defined meta:name="Info 1"/>
    <meta:user-defined meta:name="Info 2"/>
    <meta:user-defined meta:name="Info 3"/>
    <meta:user-defined meta:name="Info 4"/>
  </office:meta>
</office:document-meta>
</file>